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6c68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6c685" officeooo:paragraph-rsid="0016c68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8b784" officeooo:paragraph-rsid="0018b784" style:font-weight-asian="normal" style:font-weight-complex="normal"/>
    </style:style>
    <style:style style:name="T1" style:family="text">
      <style:text-properties officeooo:rsid="0018b784"/>
    </style:style>
    <style:style style:name="T2" style:family="text">
      <style:text-properties officeooo:rsid="0018f3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LMBt</text:p>
      <text:p text:style-name="P1"/>
      <text:p text:style-name="P2">iLMBt (intelligent Line Marking Bot) is an autonomous wheeled mobile robot that is modeled and designed to mark the lines of sports fields without any human intervention. </text:p>
      <text:p text:style-name="P2"/>
      <text:p text:style-name="P2">A hopper mechanism is built in to control the flow of powder, which is controlled by a motorized lead screw. An effective dampening system is designed for the smooth operation of the <text:span text:style-name="T1">ro</text:span>bot.</text:p>
      <text:p text:style-name="P2"/>
      <text:p text:style-name="P2">With the given coordinates, iLMBt calculates the desired path and the required line is marked. </text:p>
      <text:p text:style-name="P2">A <text:span text:style-name="T1">collision</text:span> avoidance program is <text:span text:style-name="T1">included with the path tracking algorithm to smoothly maneuver around obstacles while reaching the required starting point. </text:span></text:p>
      <text:p text:style-name="P2"/>
      <text:p text:style-name="P3"><text:span text:style-name="T2">i</text:span>LMBt eliminates the human labor in marking sports fields and also improves the accuracy of the line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4T18:39:10.708880157</meta:creation-date>
    <dc:date>2022-01-14T18:58:30.680392032</dc:date>
    <meta:editing-duration>PT8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15" meta:character-count="721" meta:non-whitespace-character-count="607"/>
  </office:meta>
</office:document-meta>
</file>